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7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1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3" style:family="table-cell" style:parent-style-name="Default">
      <style:table-cell-properties fo:padding="0.101cm"/>
      <style:text-properties style:font-name="Arial" fo:font-style="normal"/>
    </style:style>
    <style:style style:name="ta_extref" style:family="table">
      <style:table-properties table:display="false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Fiscont.ods</text:p>
          </table:table-cell>
          <table:table-cell table:number-columns-repeated="240"/>
        </table:table-row>
        <table:table-row table:style-name="ro1">
          <table:table-cell office:value-type="string">
            <text:p>ADRIANA</text:p>
          </table:table-cell>
          <table:table-cell table:style-name="ce4" office:value-type="string">
            <text:p>Adriana Martins Keder – ME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io de Una de Baix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.596.737/0001-35</text:p>
          </table:table-cell>
          <table:table-cell table:style-name="ce13" office:value-type="string">
            <text:p>345.112.910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driana Martins Keder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BSA</text:p>
          </table:table-cell>
          <table:table-cell table:style-name="ce4" office:value-type="string">
            <text:p>BSA Utensilios Domésticos LTDA. - ME</text:p>
          </table:table-cell>
          <table:table-cell table:style-name="ce4" office:value-type="string">
            <text:p>Rua Guarani</text:p>
          </table:table-cell>
          <table:table-cell table:style-name="ce16" office:value-type="string">
            <text:p>11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384.865/0001-12</text:p>
          </table:table-cell>
          <table:table-cell table:style-name="ce13" office:value-type="string">
            <text:p>345.083.380.116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SA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ANIEL-ANTUNES</text:p>
          </table:table-cell>
          <table:table-cell table:style-name="ce4" office:value-type="string">
            <text:p>Daniel Vieira Antunes – ME</text:p>
          </table:table-cell>
          <table:table-cell table:style-name="ce4" office:value-type="string">
            <text:p>Avenida Antonino Dias Bastos</text:p>
          </table:table-cell>
          <table:table-cell table:style-name="ce16" office:value-type="string">
            <text:p>77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São Roque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30-351</text:p>
          </table:table-cell>
          <table:table-cell table:style-name="ce4" office:value-type="string">
            <text:p>10.989.369/0001-22</text:p>
          </table:table-cell>
          <table:table-cell table:style-name="ce13" office:value-type="string">
            <text:p>653.131.41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Vieira Antunes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77.230.308-94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EEL-DANCE</text:p>
          </table:table-cell>
          <table:table-cell table:style-name="ce5" office:value-type="string">
            <text:p>Feel Dance Com. Art. Dança e Esportes Ltda. - ME</text:p>
          </table:table-cell>
          <table:table-cell table:style-name="ce5" office:value-type="string">
            <text:p>Rua dos Ipê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Gleba I, Qd. F, Lt. 17</text:p>
          </table:table-cell>
          <table:table-cell table:style-name="ce4" office:value-type="string">
            <text:p>Lot. Lagos Verdes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10.777.347/0001-07</text:p>
          </table:table-cell>
          <table:table-cell table:style-name="ce20" office:value-type="string">
            <text:p>345.108.851.11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Feel Dance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IBIFOLHAS</text:p>
          </table:table-cell>
          <table:table-cell table:style-name="ce4" office:value-type="string">
            <text:p>IBIFOLHA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IOLE</text:p>
          </table:table-cell>
          <table:table-cell table:style-name="ce4" office:value-type="string">
            <text:p>Iole Comércio de Rações Ltda.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6.032.589/0001-96</text:p>
          </table:table-cell>
          <table:table-cell table:style-name="ce13" office:value-type="string">
            <text:p>345.079.930.117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Iole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IL – Ibiúna – Comércio de Materiais de Construção Ltda. - EPP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0</text:p>
          </table:table-cell>
          <table:table-cell table:style-name="ce16" office:value-type="string">
            <text:p>Km 67,0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84.517.117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444</text:p>
          </table:table-cell>
          <table:table-cell table:style-name="ce16" office:value-type="string">
            <text:p>Conj. 1 do 1.º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6"/>
        <table:table-column table:style-name="co19" table:default-cell-style-name="ce26"/>
        <table:table-column table:style-name="co20" table:default-cell-style-name="ce31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29" office:value-type="string">
            <text:p>VALOR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30" table:formula="of:=[.C4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40">
            <text:p>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16">
            <text:p>51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DR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5">
            <text:p>15</text:p>
          </table:table-cell>
          <table:table-cell table:style-name="ce25" office:value-type="string">
            <text:p>Xerox emitidos no mês</text:p>
          </table:table-cell>
          <table:table-cell table:style-name="ce30" table:formula="of:=[.C10]*0.3" office:value-type="float" office:value="4.5">
            <text:p>4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0" table:formula="of:=[.C15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89">
            <text:p>8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0" table:formula="of:=[.C20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ANA-CECILIA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0" table:formula="of:=[.C21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ANDRADE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0" table:formula="of:=[.C25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9">
            <text:p>149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33">
            <text:p>1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Xerox emitidos no mês</text:p>
          </table:table-cell>
          <table:table-cell table:style-name="ce30" table:formula="of:=[.C28]*0.3" office:value-type="float" office:value="2.1">
            <text:p>2,1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0" table:formula="of:=[.C34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36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36">
            <text:p>53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IGBLOK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0" table:formula="of:=[.C41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OITEUX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42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S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56">
            <text:p>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0">
            <text:p>17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477">
            <text:p>47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office:value-type="string">
            <text:p>CASSI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0" table:formula="of:=[.C49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2">
            <text:p>3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CLAUDIO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98">
            <text:p>19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55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5">
            <text:p>17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0">
            <text:p>1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5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0" table:formula="of:=[.C61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65">
            <text:p>36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0" table:formula="of:=[.C66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68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-ANTU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office:value-type="string">
            <text:p>DANIEL-ANTU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70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59">
            <text:p>25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58">
            <text:p>15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office:value-type="string">
            <text:p>DUBOM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0" table:formula="of:=[.C75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EEL-DANC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EEL-DANC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63">
            <text:p>6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1">
            <text:p>4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33">
            <text:p>533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33">
            <text:p>53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BIFOLHAS</text:p>
          </table:table-cell>
          <table:table-cell table:style-name="ce25" office:value-type="float" office:value="18">
            <text:p>18</text:p>
          </table:table-cell>
          <table:table-cell table:style-name="ce25" office:value-type="string">
            <text:p>Xerox emitidos no mês</text:p>
          </table:table-cell>
          <table:table-cell table:style-name="ce30" table:formula="of:=[.C84]*0.3" office:value-type="float" office:value="5.4">
            <text:p>5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70">
            <text:p>7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639">
            <text:p>63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5">
            <text:p>15</text:p>
          </table:table-cell>
          <table:table-cell table:style-name="ce25" office:value-type="string">
            <text:p>Xerox emitidos no mês</text:p>
          </table:table-cell>
          <table:table-cell table:style-name="ce30" table:formula="of:=[.C87]*0.3" office:value-type="float" office:value="4.5">
            <text:p>4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45">
            <text:p>34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47">
            <text:p>24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33">
            <text:p>33</text:p>
          </table:table-cell>
          <table:table-cell table:style-name="ce25" office:value-type="string">
            <text:p>Xerox emitidos no mês</text:p>
          </table:table-cell>
          <table:table-cell table:style-name="ce30" table:formula="of:=[.C92]*0.3" office:value-type="float" office:value="9.9">
            <text:p>9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96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IOL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50">
            <text:p>2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OL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0" table:formula="of:=[.C98]*0.3" office:value-type="float" office:value="0.6">
            <text:p>0,6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80">
            <text:p>18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102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585">
            <text:p>585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43">
            <text:p>34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0" table:formula="of:=[.C108]*0.3" office:value-type="float" office:value="0.9">
            <text:p>0,9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0">
            <text:p>14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25">
            <text:p>12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113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56">
            <text:p>15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73">
            <text:p>73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69">
            <text:p>69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119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421">
            <text:p>421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0" table:formula="of:=[.C121]*0.3" office:value-type="float" office:value="1.5">
            <text:p>1,5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20">
            <text:p>2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0" table:formula="of:=[.C125]*0.3" office:value-type="float" office:value="0.6">
            <text:p>0,6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56">
            <text:p>5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97">
            <text:p>197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129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46">
            <text:p>14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93">
            <text:p>193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66">
            <text:p>6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4">
            <text:p>174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135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20">
            <text:p>1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0" table:formula="of:=[.C137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ILLENIUM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0" table:formula="of:=[.C138]*0.3" office:value-type="float" office:value="1.5">
            <text:p>1,5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6">
            <text:p>16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65">
            <text:p>6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PALMIU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25">
            <text:p>2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281">
            <text:p>281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92">
            <text:p>192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Xerox emitidos no mês</text:p>
          </table:table-cell>
          <table:table-cell table:style-name="ce32" table:formula="of:=[.C146]*0.3" office:value-type="float" office:value="0.9">
            <text:p>0,9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300">
            <text:p>30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300">
            <text:p>300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5">
            <text:p>5</text:p>
          </table:table-cell>
          <table:table-cell table:style-name="ce28" office:value-type="string">
            <text:p>Xerox emitidos no mês</text:p>
          </table:table-cell>
          <table:table-cell table:style-name="ce32" table:formula="of:=[.C150]*0.3" office:value-type="float" office:value="1.5">
            <text:p>1,5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36">
            <text:p>136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office:value-type="string">
            <text:p>PSA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Xerox emitidos no mês</text:p>
          </table:table-cell>
          <table:table-cell table:style-name="ce32" table:formula="of:=[.C152]*0.3" office:value-type="float" office:value="0.9">
            <text:p>0,9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20">
            <text:p>2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73">
            <text:p>173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73">
            <text:p>173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Xerox emitidos no mês</text:p>
          </table:table-cell>
          <table:table-cell table:style-name="ce32" table:formula="of:=[.C157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50">
            <text:p>50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Xerox emitidos no mês</text:p>
          </table:table-cell>
          <table:table-cell table:style-name="ce32" table:formula="of:=[.C159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15">
            <text:p>11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SANDR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40">
            <text:p>140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office:value-type="string">
            <text:p>SAND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Xerox emitidos no mês</text:p>
          </table:table-cell>
          <table:table-cell table:style-name="ce32" table:formula="of:=[.C164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Xerox emitidos no mês</text:p>
          </table:table-cell>
          <table:table-cell table:style-name="ce32" table:formula="of:=[.C168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5">
            <text:p>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60">
            <text:p>16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46">
            <text:p>46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200">
            <text:p>200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Xerox emitidos no mês</text:p>
          </table:table-cell>
          <table:table-cell table:style-name="ce32" table:formula="of:=[.C175]*0.3" office:value-type="float" office:value="0.3">
            <text:p>0,3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">
            <text:p>10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15">
            <text:p>115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office:value-type="string">
            <text:p>VIDA-E-SAUDE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Xerox emitidos no mês</text:p>
          </table:table-cell>
          <table:table-cell table:style-name="ce32" table:formula="of:=[.C178]*0.3" office:value-type="float" office:value="0.9">
            <text:p>0,9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0" office:value-type="float" office:value="15">
            <text:p>15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0" office:value-type="float" office:value="36">
            <text:p>36,00</text:p>
          </table:table-cell>
          <table:table-cell table:style-name="ce33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7" office:value-type="string">
            <text:p>Serviços prestados no mês</text:p>
          </table:table-cell>
          <table:table-cell table:style-name="ce30" office:value-type="float" office:value="100">
            <text:p>100,0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00">
            <text:p>100,00</text:p>
          </table:table-cell>
          <table:table-cell table:style-name="ce33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1">
            <text:p>11</text:p>
          </table:table-cell>
          <table:table-cell table:style-name="ce28" office:value-type="string">
            <text:p>Xerox emitidos no mês</text:p>
          </table:table-cell>
          <table:table-cell table:style-name="ce32" table:formula="of:=[.C183]*0.3" office:value-type="float" office:value="3.3">
            <text:p>3,30</text:p>
          </table:table-cell>
          <table:table-cell table:style-name="ce33"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0" office:value-type="float" office:value="1100">
            <text:p>1.100,00</text:p>
          </table:table-cell>
          <table:table-cell table:style-name="ce33" table:number-columns-repeated="251"/>
        </table:table-row>
        <table:table-row table:style-name="ro1" table:number-rows-repeated="65383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84">
          <table:sort>
            <table:sort-by table:field-number="1" table:data-type="automatic"/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6">06/04/2010</text:date>, <text:time>18:11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l</dc:title>
    <meta:initial-creator>Carlos Augusto Marcicano</meta:initial-creator>
    <meta:creation-date>2007-08-03T15:08:45</meta:creation-date>
    <dc:date>2010-04-06T18:11:37</dc:date>
    <meta:print-date>2009-07-16T11:00:49</meta:print-date>
    <dc:language>pt-BR</dc:language>
    <meta:editing-cycles>867</meta:editing-cycles>
    <meta:editing-duration>PT64H21M04S</meta:editing-duration>
    <dc:creator>Guto Marcicano</dc:creator>
    <meta:document-statistic meta:table-count="2" meta:cell-count="2148" meta:object-count="0"/>
    <meta:user-defined meta:name="Info 1"/>
    <meta:user-defined meta:name="Info 2"/>
    <meta:user-defined meta:name="Info 3"/>
    <meta:user-defined meta:name="Info 4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cobranca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cobranca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